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72.45pt" fo:break-before="auto" style:use-optimal-row-height="true"/>
    </style:style>
    <style:style style:name="ro15" style:family="table-row">
      <style:table-row-properties style:row-height="95.8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font-name-asian="AR PL SungtiL GB" style:font-name-complex="Lohit Hindi"/>
    </style:style>
    <style:style style:name="ce5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1" office:value-type="string" calcext:value-type="string">
            <text:p>1 Logo DUE</text:p>
          </table:table-cell>
          <table:table-cell table:style-name="ce6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5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4">
          <table:table-cell table:style-name="ce2"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58" office:value-type="string" calcext:value-type="string">
            <text:p>Late. Didn’t get much done today, beyond going to class. Crud.</text:p>
            <text:p/>
            <text:p>Next try: Onward to tomorrow!</text:p>
          </table:table-cell>
          <table:table-cell table:number-columns-repeated="998"/>
        </table:table-row>
        <table:table-row table:style-name="ro15">
          <table:table-cell table:style-name="ce2"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12:10:09.2728889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15:01:47.804780997</dc:date>
    <meta:creation-date>2016-09-05T22:47:24Z</meta:creation-date>
    <meta:editing-cycles>1002</meta:editing-cycles>
    <meta:editing-duration>P20DT16H36M1S</meta:editing-duration>
    <meta:generator>LibreOffice/5.2.3.3$Linux_X86_64 LibreOffice_project/20m0$Build-3</meta:generator>
    <meta:document-statistic meta:table-count="4" meta:cell-count="3448" meta:object-count="0"/>
  </office:meta>
</office:document-meta>
</file>